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text-properties officeooo:paragraph-rsid="001bce4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officeooo:paragraph-rsid="001d8ce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547a4"/>
    </style:style>
    <style:style style:name="T5" style:family="text">
      <style:text-properties fo:color="#ff0000" loext:opacity="100%" officeooo:rsid="00186e8d"/>
    </style:style>
    <style:style style:name="T6" style:family="text">
      <style:text-properties fo:color="#ff0000" loext:opacity="100%" officeooo:rsid="0018c05b"/>
    </style:style>
    <style:style style:name="T7" style:family="text">
      <style:text-properties fo:color="#ff0000" loext:opacity="100%" officeooo:rsid="001a4baf"/>
    </style:style>
    <style:style style:name="T8" style:family="text">
      <style:text-properties fo:color="#ff0000" loext:opacity="100%" officeooo:rsid="001bce4e"/>
    </style:style>
    <style:style style:name="T9" style:family="text">
      <style:text-properties fo:color="#ff0000" loext:opacity="100%" officeooo:rsid="001d8cee"/>
    </style:style>
    <style:style style:name="T10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ading Sheet for MP <text:span text:style-name="T9">21</text:span></text:p>
      <text:p text:style-name="Standard"/>
      <text:p text:style-name="P5">Group <text:span text:style-name="T3">#</text:span><text:span text:style-name="T9">5</text:span> (<text:span text:style-name="T4">Alvin Peng, David Choi</text:span>) (Only list the names of those who were present)</text:p>
      <text:p text:style-name="Standard"><text:tab/>[20%] Were all members present? (<text:span text:style-name="T3">Y</text:span>) 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><text:tab/>Task 3: (<text:span text:style-name="T3">Yes</text:span>)</text:p>
      <text:p text:style-name="Standard"/>
      <text:p text:style-name="P5">Group <text:span text:style-name="T3">#</text:span><text:span text:style-name="T5">1</text:span><text:span text:style-name="T9">3</text:span> (<text:span text:style-name="T5">Jacdon Green</text:span><text:span text:style-name="T9">, </text:span><text:span text:style-name="T10">Daniel Pasket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P2">Task 1: (<text:span text:style-name="T3">Yes</text:span>)</text:p>
      <text:p text:style-name="Standard"><text:tab/>Task 2: (<text:span text:style-name="T3">Yes</text:span>)</text:p>
      <text:p text:style-name="Standard"><text:tab/>Task 3: (<text:span text:style-name="T3">Yes</text:span>)</text:p>
      <text:p text:style-name="Standard"/>
      <text:p text:style-name="P5">Group <text:span text:style-name="T3">#</text:span><text:span text:style-name="T9">29</text:span> (<text:span text:style-name="T6">Jadon Grimsley, Alexis Rappa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><text:tab/>Task 3: (<text:span text:style-name="T9">Yes</text:span>)</text:p>
      <text:p text:style-name="Standard"/>
      <text:p text:style-name="Standard">Important: </text:p>
      <text:p text:style-name="Standard">For presenting groups: Plagiarism of MPs will result in 0 point for the assignment and referral to AHSO</text:p>
      <text:p text:style-name="Standard">For graders: Failure to identify *obvious* mistakes (e.g. absence, lack of five-minute demo, etc.) will result in 50% penal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eer-grader name: </text:span><text:span text:style-name="MT2">Maxwell, Ceda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6:15:00</meta:creation-date>
    <meta:initial-creator>Microsoft Office User</meta:initial-creator>
    <meta:generator>LibreOffice/24.2.6.2$Linux_X86_64 LibreOffice_project/420$Build-2</meta:generator>
    <dc:date>2024-11-22T17:09:26.097489510</dc:date>
    <meta:editing-duration>PT34M9S</meta:editing-duration>
    <meta:editing-cycles>7</meta:editing-cycles>
    <meta:document-statistic meta:table-count="0" meta:image-count="0" meta:object-count="0" meta:page-count="1" meta:paragraph-count="23" meta:word-count="161" meta:character-count="908" meta:non-whitespace-character-count="754"/>
  </office:meta>
</office:document-meta>
</file>